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1">
      <style:text-properties officeooo:rsid="00087034" officeooo:paragraph-rsid="00087034"/>
    </style:style>
    <style:style style:name="P2" style:family="paragraph" style:parent-style-name="Heading_20_4">
      <style:text-properties officeooo:rsid="00087034" officeooo:paragraph-rsid="00087034"/>
    </style:style>
    <style:style style:name="P3" style:family="paragraph" style:parent-style-name="Text_20_body">
      <style:text-properties officeooo:rsid="00087034" officeooo:paragraph-rsid="00087034"/>
    </style:style>
    <style:style style:name="P4" style:family="paragraph" style:parent-style-name="Text_20_body">
      <style:text-properties officeooo:rsid="00087034" officeooo:paragraph-rsid="0008cb84"/>
    </style:style>
    <style:style style:name="P5" style:family="paragraph" style:parent-style-name="Text_20_body">
      <style:text-properties officeooo:paragraph-rsid="00087034"/>
    </style:style>
    <style:style style:name="P6" style:family="paragraph" style:parent-style-name="Text_20_body">
      <style:text-properties officeooo:rsid="000a130b" officeooo:paragraph-rsid="000a130b"/>
    </style:style>
    <style:style style:name="P7" style:family="paragraph" style:parent-style-name="Text_20_body">
      <style:text-properties officeooo:rsid="000a130b" officeooo:paragraph-rsid="000fcc12"/>
    </style:style>
    <style:style style:name="P8" style:family="paragraph" style:parent-style-name="Text_20_body">
      <style:text-properties officeooo:rsid="001186f3" officeooo:paragraph-rsid="001186f3"/>
    </style:style>
    <style:style style:name="P9" style:family="paragraph" style:parent-style-name="Title">
      <style:text-properties officeooo:rsid="00087034" officeooo:paragraph-rsid="00087034"/>
    </style:style>
    <style:style style:name="T1" style:family="text">
      <style:text-properties officeooo:rsid="0008cb84"/>
    </style:style>
    <style:style style:name="T2" style:family="text">
      <style:text-properties style:font-name="Liberation Serif" officeooo:rsid="0008cb84"/>
    </style:style>
    <style:style style:name="T3" style:family="text">
      <style:text-properties style:font-name="Liberation Serif1" officeooo:rsid="0008cb84"/>
    </style:style>
    <style:style style:name="T4" style:family="text">
      <style:text-properties officeooo:rsid="000bffc0"/>
    </style:style>
    <style:style style:name="T5" style:family="text">
      <style:text-properties officeooo:rsid="000ebf8d"/>
    </style:style>
    <style:style style:name="T6" style:family="text">
      <style:text-properties officeooo:rsid="00109765"/>
    </style:style>
    <style:style style:name="T7" style:family="text">
      <style:text-properties officeooo:rsid="00127088"/>
    </style:style>
    <style:style style:name="T8" style:family="text">
      <style:text-properties officeooo:rsid="001377e4"/>
    </style:style>
    <style:style style:name="T9" style:family="text">
      <style:text-properties officeooo:rsid="0015473d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ssignment 3</text:p>
      <text:p text:style-name="P9">Baktash Ansari</text:p>
      <text:h text:style-name="P1" text:outline-level="1"/>
      <text:h text:style-name="P2" text:outline-level="4">Question <text:s/>1 :</text:h>
      <text:p text:style-name="P5"/>
      <text:p text:style-name="P3">a. i) </text:p>
      <text:p text:style-name="P4"><text:tab/>Based on hyper parameter <text:span text:style-name="T2">β</text:span><text:span text:style-name="T3"> , which has a value between 0.9 and 0.999 our next time step m <text:tab/>has most value of previous time step </text:span><text:s/><text:span text:style-name="T1">(between 0.9 * m and 0.999 * m) so the gradient <text:tab/>function can’t effects highly on the value of m and <text:s/>hyper parameter </text:span><text:span text:style-name="T2">β</text:span><text:span text:style-name="T3"> prevents </text:span><text:span text:style-name="T1">gradient to <text:tab/>makes high variance.</text:span></text:p>
      <text:p text:style-name="P4"><text:tab/><text:span text:style-name="T1">This low variance may helpful to learning because effect of high variance can leads to jump <text:tab/>from local optimum values, but low variance helps to move slightly so we can find local <text:tab/>optimum better and learning better.</text:span></text:p>
      <text:p text:style-name="P6">a. ii)</text:p>
      <text:p text:style-name="P7"><text:tab/><text:span text:style-name="T5">D</text:span><text:span text:style-name="T4">ividing <text:s/>updates by </text:span><draw:frame draw:style-name="fr1" draw:name="Object1" text:anchor-type="as-char" svg:width="0.3063in" svg:height="0.1984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5">in third formula shows us that the new value of theta will lead</text:span><text:span text:style-name="T8">s</text:span><text:span text:style-name="T5"> <text:tab/>to larger update when the value of V becomes smaller, because the value of <text:s/></text:span><text:span text:style-name="T5"><draw:frame draw:style-name="fr1" draw:name="Object2" text:anchor-type="as-char" svg:width="0.3016in" svg:height="0.407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becomes <text:tab/>larger and theta value changes more. And it will lead</text:span><text:span text:style-name="T9">s</text:span><text:span text:style-name="T5"> to smaller update when the value of </text:span><text:span text:style-name="T7">V</text:span><text:span text:style-name="T5"><text:tab/>becomes bigger.</text:span></text:p>
      <text:p text:style-name="P7"><text:tab/><text:span text:style-name="T6">The reason of this approach is that p</text:span>arameters that have frequent and large gradients ( i.e <text:s/><text:tab/>high variance in the gradient) will have a small learning rate to ensure that the updates are <text:tab/>not too large and cause instability. On the other hand, parameters that have infrequent and <text:tab/>small gradients ( i.e low variance in the gradient ) will have a large learning rate to speed up <text:tab/>the convergence process.</text:p>
      <text:p text:style-name="P8">b. i)</text:p>
      <text:p text:style-name="P8"><text:tab/></text:p>
      <text:p text:style-name="P8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none" fo:country="none" style:letter-kerning="true" style:font-name-asian="Source Han Sans CN Regular" style:font-size-asian="10.5pt" style:language-asian="none" style:country-asian="none" style:font-name-complex="Lohit Devanagari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4:03:18.782645083</meta:creation-date>
    <dc:title>Default</dc:title>
    <meta:editing-cycles>14</meta:editing-cycles>
    <meta:generator>LibreOffice/7.3.7.2$Linux_X86_64 LibreOffice_project/30$Build-2</meta:generator>
    <meta:editing-duration>PT32M10S</meta:editing-duration>
    <dc:date>2023-04-13T14:45:45.295478004</dc:date>
    <meta:document-statistic meta:table-count="0" meta:image-count="0" meta:object-count="2" meta:page-count="1" meta:paragraph-count="12" meta:word-count="227" meta:character-count="1254" meta:non-whitespace-character-count="1013"/>
    <meta:template xlink:type="simple" xlink:actuate="onRequest" xlink:title="Default" xlink:href="../../../../../../../../usr/lib/libreoffice/share/template/common/styles/Default.ott" meta:date="2023-04-13T14:03:18.369085508"/>
  </office:meta>
</office:document-meta>
</file>

<file path=Object 1/content.xml><?xml version="1.0" encoding="utf-8"?>
<math xmlns="http://www.w3.org/1998/Math/MathML" display="block">
  <semantics>
    <msqrt>
      <mi>V</mi>
    </msqrt>
    <annotation encoding="StarMath 5.0">sqrt{V} </annotation>
  </semantics>
</math>
</file>

<file path=Object 2/content.xml><?xml version="1.0" encoding="utf-8"?>
<math xmlns="http://www.w3.org/1998/Math/MathML" display="block">
  <semantics>
    <mfrac>
      <mi>m</mi>
      <msqrt>
        <mi>v</mi>
      </msqrt>
    </mfrac>
    <annotation encoding="StarMath 5.0">{m} over { sqrt{v} } </annotation>
  </semantics>
</math>
</file>